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ales</text:p>
      <text:p text:style-name="Standard"># Let's bring in pandas as normal</text:p>
      <text:p text:style-name="Standard">import pandas as pd</text:p>
      <text:p text:style-name="Standard">​</text:p>
      <text:p text:style-name="Standard"># Here’s an example. Lets create a dataframe of letter grades in descending order. We can also set an index</text:p>
      <text:p text:style-name="Standard"># value and here we'll just make it some human judgement of how good a student was, like "excellent" or "good"</text:p>
      <text:p text:style-name="Standard">​</text:p>
      <text:p text:style-name="Standard">df=pd.DataFrame(['A+', 'A', 'A-', 'B+', 'B', 'B-', 'C+', 'C', 'C-', 'D+', 'D'],</text:p>
      <text:p text:style-name="Standard"><text:s text:c="16"/>index=['excellent', 'excellent', 'excellent', 'good', 'good', 'good', </text:p>
      <text:p text:style-name="Standard"><text:s text:c="23"/>'ok', 'ok', 'ok', 'poor', 'poor'],</text:p>
      <text:p text:style-name="Standard"><text:s text:c="15"/>columns=["Grades"])</text:p>
      <text:p text:style-name="Standard">df</text:p>
      <text:p text:style-name="Standard">Grades</text:p>
      <text:p text:style-name="Standard">excellent<text:tab/>A+</text:p>
      <text:p text:style-name="Standard">excellent<text:tab/>A</text:p>
      <text:p text:style-name="Standard">excellent<text:tab/>A-</text:p>
      <text:p text:style-name="Standard">good<text:tab/>B+</text:p>
      <text:p text:style-name="Standard">good<text:tab/>B</text:p>
      <text:p text:style-name="Standard">good<text:tab/>B-</text:p>
      <text:p text:style-name="Standard">ok<text:tab/>C+</text:p>
      <text:p text:style-name="Standard">ok<text:tab/>C</text:p>
      <text:p text:style-name="Standard">ok<text:tab/>C-</text:p>
      <text:p text:style-name="Standard">poor<text:tab/>D+</text:p>
      <text:p text:style-name="Standard">poor<text:tab/>D</text:p>
      <text:p text:style-name="Standard"># Now, if we check the datatype of this column, we see that it's just an object, since we set string values</text:p>
      <text:p text:style-name="Standard">df.dtypes</text:p>
      <text:p text:style-name="Standard">Grades <text:s text:c="3"/>object</text:p>
      <text:p text:style-name="Standard">dtype: object</text:p>
      <text:p text:style-name="Standard"># We can, however, tell pandas that we want to change the type to category, using the astype() function</text:p>
      <text:p text:style-name="Standard">df["Grades"].astype("category").head()</text:p>
      <text:p text:style-name="Standard">excellent <text:s text:c="3"/>A+</text:p>
      <text:p text:style-name="Standard">excellent <text:s text:c="4"/>A</text:p>
      <text:p text:style-name="Standard">excellent <text:s text:c="3"/>A-</text:p>
      <text:p text:style-name="Standard">good <text:s text:c="8"/>B+</text:p>
      <text:p text:style-name="Standard">good <text:s text:c="9"/>B</text:p>
      <text:p text:style-name="Standard">Name: Grades, dtype: category</text:p>
      <text:p text:style-name="Standard">Categories (11, object): [A, A+, A-, B, ..., C+, C-, D, D+]</text:p>
      <text:p text:style-name="Standard"># We see now that there are eleven categories, and pandas is aware of what those categories are. More</text:p>
      <text:p text:style-name="Standard"># interesting though is that our data isn't just categorical, but that it's ordered. That is, an A- comes</text:p>
      <text:p text:style-name="Standard"># after a B+, and B comes before a B+. We can tell pandas that the data is ordered by first creating a new</text:p>
      <text:p text:style-name="Standard"># categorical data type with the list of the categories (in order) and the ordered=True flag</text:p>
      <text:p text:style-name="Standard">my_categories=pd.CategoricalDtype(categories=['D', 'D+', 'C-', 'C', 'C+', 'B-', 'B', 'B+', 'A-', 'A', 'A+'], </text:p>
      <text:p text:style-name="Standard"><text:s text:c="27"/>ordered=True)</text:p>
      <text:p text:style-name="Standard"># then we can just pass this to the astype() function</text:p>
      <text:p text:style-name="Standard">grades=df["Grades"].astype(my_categories)</text:p>
      <text:p text:style-name="Standard"><text:soft-page-break/>grades.head()</text:p>
      <text:p text:style-name="Standard">excellent <text:s text:c="3"/>A+</text:p>
      <text:p text:style-name="Standard">excellent <text:s text:c="4"/>A</text:p>
      <text:p text:style-name="Standard">excellent <text:s text:c="3"/>A-</text:p>
      <text:p text:style-name="Standard">good <text:s text:c="8"/>B+</text:p>
      <text:p text:style-name="Standard">good <text:s text:c="9"/>B</text:p>
      <text:p text:style-name="Standard">Name: Grades, dtype: category</text:p>
      <text:p text:style-name="Standard">Categories (11, object): [D &lt; D+ &lt; C- &lt; C ... B+ &lt; A- &lt; A &lt; A+]</text:p>
      <text:p text:style-name="Standard"># Now we see that pandas is not only aware that there are 11 categories, but it is also aware of the order of</text:p>
      <text:p text:style-name="Standard"># those categoreies. So, what can you do with this? Well because there is an ordering this can help with</text:p>
      <text:p text:style-name="Standard"># comparisons and boolean masking. For instance, if we have a list of our grades and we compare them to a “C”</text:p>
      <text:p text:style-name="Standard"># we see that the lexicographical comparison returns results we were not intending. </text:p>
      <text:p text:style-name="Standard">​</text:p>
      <text:p text:style-name="Standard">df[df["Grades"]&gt;"C"]</text:p>
      <text:p text:style-name="Standard">Grades</text:p>
      <text:p text:style-name="Standard">ok<text:tab/>C+</text:p>
      <text:p text:style-name="Standard">ok<text:tab/>C-</text:p>
      <text:p text:style-name="Standard">poor<text:tab/>D+</text:p>
      <text:p text:style-name="Standard">poor<text:tab/>D</text:p>
      <text:p text:style-name="Standard"># So a C+ is great than a C, but a C- and D certainly are not. However, if we broadcast over the dataframe</text:p>
      <text:p text:style-name="Standard"># which has the type set to an ordered categorical</text:p>
      <text:p text:style-name="Standard">​</text:p>
      <text:p text:style-name="Standard">grades[grades&gt;"C"]</text:p>
      <text:p text:style-name="Standard">excellent <text:s text:c="3"/>A+</text:p>
      <text:p text:style-name="Standard">excellent <text:s text:c="4"/>A</text:p>
      <text:p text:style-name="Standard">excellent <text:s text:c="3"/>A-</text:p>
      <text:p text:style-name="Standard">good <text:s text:c="8"/>B+</text:p>
      <text:p text:style-name="Standard">good <text:s text:c="9"/>B</text:p>
      <text:p text:style-name="Standard">good <text:s text:c="8"/>B-</text:p>
      <text:p text:style-name="Standard">ok <text:s text:c="10"/>C+</text:p>
      <text:p text:style-name="Standard">Name: Grades, dtype: category</text:p>
      <text:p text:style-name="Standard">Categories (11, object): [D &lt; D+ &lt; C- &lt; C ... B+ &lt; A- &lt; A &lt; A+]</text:p>
      <text:p text:style-name="Standard"># We see that the operator works as we would expect. We can then use a certain set of mathematical operators,</text:p>
      <text:p text:style-name="Standard"># like minimum, maximum, etc., on the ordinal data.</text:p>
      <text:p text:style-name="Standard"># Sometimes it is useful to represent categorical values as each being a column with a true or a false as to</text:p>
      <text:p text:style-name="Standard"># whether the category applies. This is especially common in feature extraction, which is a topic in the data</text:p>
      <text:p text:style-name="Standard"># mining course. Variables with a boolean value are typically called dummy variables, and pandas has a built</text:p>
      <text:p text:style-name="Standard"># in function called get_dummies which will convert the values of a single column into multiple columns of</text:p>
      <text:p text:style-name="Standard"># zeros and ones indicating the presence of the dummy variable. I rarely use it, but when I do it's very</text:p>
      <text:p text:style-name="Standard"># handy.</text:p>
      <text:p text:style-name="Standard"># There’s one more common scale-based operation I’d like to talk about, and that’s on converting a scale from</text:p>
      <text:p text:style-name="Standard"><text:soft-page-break/># something that is on the interval or ratio scale, like a numeric grade, into one which is categorical. Now,</text:p>
      <text:p text:style-name="Standard"># this might seem a bit counter intuitive to you, since you are losing information about the value. But it’s</text:p>
      <text:p text:style-name="Standard"># commonly done in a couple of places. For instance, if you are visualizing the frequencies of categories,</text:p>
      <text:p text:style-name="Standard"># this can be an extremely useful approach, and histograms are regularly used with converted interval or ratio</text:p>
      <text:p text:style-name="Standard"># data. In addition, if you’re using a machine learning classification approach on data, you need to be using</text:p>
      <text:p text:style-name="Standard"># categorical data, so reducing dimensionality may be useful just to apply a given technique. Pandas has a</text:p>
      <text:p text:style-name="Standard"># function called cut which takes as an argument some array-like structure like a column of a dataframe or a</text:p>
      <text:p text:style-name="Standard"># series. It also takes a number of bins to be used, and all bins are kept at equal spacing.</text:p>
      <text:p text:style-name="Standard"><text:s/></text:p>
      <text:p text:style-name="Standard"># Lets go back to our census data for an example. We saw that we could group by state, then aggregate to get a</text:p>
      <text:p text:style-name="Standard"># list of the average county size by state. If we further apply cut to this with, say, ten bins, we can see</text:p>
      <text:p text:style-name="Standard"># the states listed as categoricals using the average county size.</text:p>
      <text:p text:style-name="Standard">​</text:p>
      <text:p text:style-name="Standard"># let's bring in numpy</text:p>
      <text:p text:style-name="Standard">import numpy as np</text:p>
      <text:p text:style-name="Standard">​</text:p>
      <text:p text:style-name="Standard"># Now we read in our dataset</text:p>
      <text:p text:style-name="Standard">df=pd.read_csv("datasets/census.csv")</text:p>
      <text:p text:style-name="Standard">​</text:p>
      <text:p text:style-name="Standard"># And we reduce this to country data</text:p>
      <text:p text:style-name="Standard">df=df[df['SUMLEV']==50]</text:p>
      <text:p text:style-name="Standard">​</text:p>
      <text:p text:style-name="Standard"># And for a few groups</text:p>
      <text:p text:style-name="Standard">df=df.set_index('STNAME').groupby(level=0)['CENSUS2010POP'].agg(np.average)</text:p>
      <text:p text:style-name="Standard">​</text:p>
      <text:p text:style-name="Standard">df.head()</text:p>
      <text:p text:style-name="Standard">STNAME</text:p>
      <text:p text:style-name="Standard">Alabama <text:s text:c="7"/>71339.343284</text:p>
      <text:p text:style-name="Standard">Alaska <text:s text:c="8"/>24490.724138</text:p>
      <text:p text:style-name="Standard">Arizona <text:s text:c="6"/>426134.466667</text:p>
      <text:p text:style-name="Standard">Arkansas <text:s text:c="6"/>38878.906667</text:p>
      <text:p text:style-name="Standard">California <text:s text:c="3"/>642309.586207</text:p>
      <text:p text:style-name="Standard">Name: CENSUS2010POP, dtype: float64</text:p>
      <text:p text:style-name="Standard"># Now if we just want to make "bins" of each of these, we can use cut()</text:p>
      <text:p text:style-name="Standard">pd.cut(df,10)</text:p>
      <text:p text:style-name="Standard">STNAME</text:p>
      <text:p text:style-name="Standard">Alabama <text:s text:c="18"/>(11706.087, 75333.413]</text:p>
      <text:p text:style-name="Standard">Alaska <text:s text:c="19"/>(11706.087, 75333.413]</text:p>
      <text:p text:style-name="Standard">Arizona <text:s text:c="16"/>(390320.176, 453317.529]</text:p>
      <text:p text:style-name="Standard">Arkansas <text:s text:c="17"/>(11706.087, 75333.413]</text:p>
      <text:p text:style-name="Standard">California <text:s text:c="13"/>(579312.234, 642309.586]</text:p>
      <text:p text:style-name="Standard">Colorado <text:s text:c="16"/>(75333.413, 138330.766]</text:p>
      <text:p text:style-name="Standard">Connecticut <text:s text:c="12"/>(390320.176, 453317.529]</text:p>
      <text:p text:style-name="Standard"><text:soft-page-break/>Delaware <text:s text:c="15"/>(264325.471, 327322.823]</text:p>
      <text:p text:style-name="Standard">District of Columbia <text:s text:c="3"/>(579312.234, 642309.586]</text:p>
      <text:p text:style-name="Standard">Florida <text:s text:c="16"/>(264325.471, 327322.823]</text:p>
      <text:p text:style-name="Standard">Georgia <text:s text:c="18"/>(11706.087, 75333.413]</text:p>
      <text:p text:style-name="Standard">Hawaii <text:s text:c="17"/>(264325.471, 327322.823]</text:p>
      <text:p text:style-name="Standard">Idaho <text:s text:c="20"/>(11706.087, 75333.413]</text:p>
      <text:p text:style-name="Standard">Illinois <text:s text:c="16"/>(75333.413, 138330.766]</text:p>
      <text:p text:style-name="Standard">Indiana <text:s text:c="18"/>(11706.087, 75333.413]</text:p>
      <text:p text:style-name="Standard">Iowa <text:s text:c="21"/>(11706.087, 75333.413]</text:p>
      <text:p text:style-name="Standard">Kansas <text:s text:c="19"/>(11706.087, 75333.413]</text:p>
      <text:p text:style-name="Standard">Kentucky <text:s text:c="17"/>(11706.087, 75333.413]</text:p>
      <text:p text:style-name="Standard">Louisiana <text:s text:c="16"/>(11706.087, 75333.413]</text:p>
      <text:p text:style-name="Standard">Maine <text:s text:c="19"/>(75333.413, 138330.766]</text:p>
      <text:p text:style-name="Standard">Maryland <text:s text:c="15"/>(201328.118, 264325.471]</text:p>
      <text:p text:style-name="Standard">Massachusetts <text:s text:c="10"/>(453317.529, 516314.881]</text:p>
      <text:p text:style-name="Standard">Michigan <text:s text:c="16"/>(75333.413, 138330.766]</text:p>
      <text:p text:style-name="Standard">Minnesota <text:s text:c="16"/>(11706.087, 75333.413]</text:p>
      <text:p text:style-name="Standard">Mississippi <text:s text:c="14"/>(11706.087, 75333.413]</text:p>
      <text:p text:style-name="Standard">Missouri <text:s text:c="17"/>(11706.087, 75333.413]</text:p>
      <text:p text:style-name="Standard">Montana <text:s text:c="18"/>(11706.087, 75333.413]</text:p>
      <text:p text:style-name="Standard">Nebraska <text:s text:c="17"/>(11706.087, 75333.413]</text:p>
      <text:p text:style-name="Standard">Nevada <text:s text:c="17"/>(138330.766, 201328.118]</text:p>
      <text:p text:style-name="Standard">New Hampshire <text:s text:c="11"/>(75333.413, 138330.766]</text:p>
      <text:p text:style-name="Standard">New Jersey <text:s text:c="13"/>(390320.176, 453317.529]</text:p>
      <text:p text:style-name="Standard">New Mexico <text:s text:c="15"/>(11706.087, 75333.413]</text:p>
      <text:p text:style-name="Standard">New York <text:s text:c="15"/>(264325.471, 327322.823]</text:p>
      <text:p text:style-name="Standard">North Carolina <text:s text:c="10"/>(75333.413, 138330.766]</text:p>
      <text:p text:style-name="Standard">North Dakota <text:s text:c="13"/>(11706.087, 75333.413]</text:p>
      <text:p text:style-name="Standard">Ohio <text:s text:c="20"/>(75333.413, 138330.766]</text:p>
      <text:p text:style-name="Standard">Oklahoma <text:s text:c="17"/>(11706.087, 75333.413]</text:p>
      <text:p text:style-name="Standard">Oregon <text:s text:c="18"/>(75333.413, 138330.766]</text:p>
      <text:p text:style-name="Standard">Pennsylvania <text:s text:c="11"/>(138330.766, 201328.118]</text:p>
      <text:p text:style-name="Standard">Rhode Island <text:s text:c="11"/>(201328.118, 264325.471]</text:p>
      <text:p text:style-name="Standard">South Carolina <text:s text:c="10"/>(75333.413, 138330.766]</text:p>
      <text:p text:style-name="Standard">South Dakota <text:s text:c="13"/>(11706.087, 75333.413]</text:p>
      <text:p text:style-name="Standard">Tennessee <text:s text:c="16"/>(11706.087, 75333.413]</text:p>
      <text:p text:style-name="Standard">Texas <text:s text:c="19"/>(75333.413, 138330.766]</text:p>
      <text:p text:style-name="Standard">Utah <text:s text:c="20"/>(75333.413, 138330.766]</text:p>
      <text:p text:style-name="Standard">Vermont <text:s text:c="18"/>(11706.087, 75333.413]</text:p>
      <text:p text:style-name="Standard">Virginia <text:s text:c="17"/>(11706.087, 75333.413]</text:p>
      <text:p text:style-name="Standard">Washington <text:s text:c="13"/>(138330.766, 201328.118]</text:p>
      <text:p text:style-name="Standard">West Virginia <text:s text:c="12"/>(11706.087, 75333.413]</text:p>
      <text:p text:style-name="Standard">Wisconsin <text:s text:c="15"/>(75333.413, 138330.766]</text:p>
      <text:p text:style-name="Standard">Wyoming <text:s text:c="18"/>(11706.087, 75333.413]</text:p>
      <text:p text:style-name="Standard">Name: CENSUS2010POP, dtype: category</text:p>
      <text:p text:style-name="Standard">Categories (10, interval[float64]): [(11706.087, 75333.413] &lt; (75333.413, 138330.766] &lt; (138330.766, 201328.118] &lt; (201328.118, 264325.471] ... (390320.176, 453317.529] &lt; (453317.529, 516314.881] &lt; (516314.881, 579312.234] &lt; (579312.234, 642309.586]]</text:p>
      <text:p text:style-name="Standard"># Here we see that states like alabama and alaska fall into the same category, while california and the</text:p>
      <text:p text:style-name="Standard"># disctrict of columbia fall in a very different category.</text:p>
      <text:p text:style-name="Standard">​</text:p>
      <text:p text:style-name="Standard"><text:soft-page-break/># Now, cutting is just one way to build categories from your data, and there are many other methods. For</text:p>
      <text:p text:style-name="Standard"># instance, cut gives you interval data, where the spacing between each category is equal sized. But sometimes</text:p>
      <text:p text:style-name="Standard"># you want to form categories based on frequency – you want the number of items in each bin to the be the</text:p>
      <text:p text:style-name="Standard"># same, instead of the spacing between bins. It really depends on what the shape of your data is, and what</text:p>
      <text:p text:style-name="Standard"># you’re planning to do with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10:14:59.766906384</meta:creation-date>
    <dc:date>2021-03-02T10:15:37.000799956</dc:date>
    <meta:editing-duration>PT44S</meta:editing-duration>
    <meta:editing-cycles>1</meta:editing-cycles>
    <meta:document-statistic meta:table-count="0" meta:image-count="0" meta:object-count="0" meta:page-count="5" meta:paragraph-count="183" meta:word-count="1208" meta:character-count="8565" meta:non-whitespace-character-count="6510"/>
    <meta:generator>LibreOffice/6.0.7.3$Linux_X86_64 LibreOffice_project/00m0$Build-3</meta:generator>
  </office:meta>
</office:document-meta>
</file>